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left" draw:textarea-vertical-align="top" draw:auto-grow-height="false"/>
    </style:style>
    <style:style style:name="gr3" style:family="graphic" style:parent-style-name="standard">
      <style:graphic-properties draw:fill-color="#e6ff00" draw:textarea-horizontal-align="justify" draw:textarea-vertical-align="middle" draw:auto-grow-height="false"/>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gr5" style:family="graphic" style:parent-style-name="standard">
      <style:graphic-properties draw:stroke="none" svg:stroke-color="#000000" draw:fill="none" draw:fill-color="#ffffff" fo:min-height="11.4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xml:id="id4" draw:id="id4" draw:layer="layout" svg:width="3.6cm" svg:height="3.2cm" svg:x="18.2cm" svg:y="35.3cm">
          <text:p text:style-name="P1">Oscar<text:line-break/>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 draw:id="id6">
          <draw:custom-shape draw:style-name="gr2" draw:text-style-name="P1" draw:layer="layout" svg:width="17.3cm" svg:height="7.7cm" svg:x="11.7cm" svg:y="25.9cm">
            <text:p text:style-name="P1">Oscar Core</text:p>
            <draw:enhanced-geometry svg:viewBox="0 0 21600 21600" draw:type="rectangle" draw:enhanced-path="M 0 0 L 21600 0 21600 21600 0 21600 0 0 Z N"/>
          </draw:custom-shape>
          <draw:custom-shape draw:style-name="gr3" draw:text-style-name="P1" xml:id="id2" draw:id="id2" draw:layer="layout" svg:width="7.2cm" svg:height="1.2cm" svg:x="17.8cm" svg:y="29cm">
            <text:p text:style-name="P1">Manager/Logic Rules</text:p>
            <draw:enhanced-geometry svg:viewBox="0 0 21600 21600" draw:type="rectangle" draw:enhanced-path="M 0 0 L 21600 0 21600 21600 0 21600 0 0 Z N"/>
          </draw:custom-shape>
          <draw:custom-shape draw:style-name="gr3" draw:text-style-name="P1" xml:id="id3" draw:id="id3" draw:layer="layout" svg:width="4.7cm" svg:height="1.2cm" svg:x="18cm" svg:y="32.3cm">
            <text:p text:style-name="P1">JPA</text:p>
            <draw:enhanced-geometry svg:viewBox="0 0 21600 21600" draw:type="rectangle" draw:enhanced-path="M 0 0 L 21600 0 21600 21600 0 21600 0 0 Z N"/>
          </draw:custom-shape>
          <draw:custom-shape draw:style-name="gr3" draw:text-style-name="P1" xml:id="id1" draw:id="id1" draw:layer="layout" svg:width="5.7cm" svg:height="1.2cm" svg:x="17.8cm" svg:y="25.9cm">
            <text:p text:style-name="P1">CXF/WebServices</text:p>
            <draw:enhanced-geometry svg:viewBox="0 0 21600 21600" draw:type="rectangle" draw:enhanced-path="M 0 0 L 21600 0 21600 21600 0 21600 0 0 Z N"/>
          </draw:custom-shape>
          <draw:connector draw:style-name="gr4" draw:text-style-name="P1" draw:layer="layout" draw:type="line" svg:x1="20.65cm" svg:y1="27.1cm" svg:x2="21.4cm" svg:y2="29cm" draw:start-shape="id1" draw:start-glue-point="2" draw:end-shape="id2" svg:d="m20650 27100 750 1900">
            <text:p/>
          </draw:connector>
          <draw:connector draw:style-name="gr4" draw:text-style-name="P1" draw:layer="layout" draw:type="line" svg:x1="21.4cm" svg:y1="30.2cm" svg:x2="20.35cm" svg:y2="32.3cm" draw:start-shape="id2" draw:start-glue-point="2" draw:end-shape="id3" draw:end-glue-point="0" svg:d="m21400 30200-1050 2100">
            <text:p/>
          </draw:connector>
        </draw:g>
        <draw:connector draw:style-name="gr4" draw:text-style-name="P1" draw:layer="layout" draw:type="line" svg:x1="20.35cm" svg:y1="33.5cm" svg:x2="20cm" svg:y2="35.3cm" draw:start-shape="id3" draw:start-glue-point="2" draw:end-shape="id4" draw:end-glue-point="5" svg:d="m20350 33500-350 1800">
          <text:p/>
        </draw:connector>
        <draw:custom-shape draw:style-name="gr1" draw:text-style-name="P1" xml:id="id5" draw:id="id5" draw:layer="layout" svg:width="4.6cm" svg:height="3.9cm" svg:x="2.9cm" svg:y="15.6cm">
          <text:p text:style-name="P1">Oscar<text:line-break/>Provider UI</text:p>
          <draw:enhanced-geometry svg:viewBox="0 0 21600 21600" draw:type="rectangle" draw:enhanced-path="M 0 0 L 21600 0 21600 21600 0 21600 0 0 Z N"/>
        </draw:custom-shape>
        <draw:custom-shape draw:style-name="gr1" draw:text-style-name="P1" xml:id="id8" draw:id="id8" draw:layer="layout" svg:width="7.1cm" svg:height="3.4cm" svg:x="16.2cm" svg:y="16.9cm">
          <text:p text:style-name="P1">Other UI's<text:line-break/>Example client<text:line-break/> Appointment booking</text:p>
          <draw:enhanced-geometry svg:viewBox="0 0 21600 21600" draw:type="rectangle" draw:enhanced-path="M 0 0 L 21600 0 21600 21600 0 21600 0 0 Z N"/>
        </draw:custom-shape>
        <draw:custom-shape draw:style-name="gr1" draw:text-style-name="P1" xml:id="id9" draw:id="id9" draw:layer="layout" svg:width="5.8cm" svg:height="2.5cm" svg:x="25.4cm" svg:y="17.2cm">
          <text:p text:style-name="P1">Integrator Threads</text:p>
          <draw:enhanced-geometry svg:viewBox="0 0 21600 21600" draw:type="rectangle" draw:enhanced-path="M 0 0 L 21600 0 21600 21600 0 21600 0 0 Z N"/>
        </draw:custom-shape>
        <draw:custom-shape draw:style-name="gr1" draw:text-style-name="P1" xml:id="id10" draw:id="id10" draw:layer="layout" svg:width="4.4cm" svg:height="2.5cm" svg:x="33.4cm" svg:y="17cm">
          <text:p text:style-name="P1">Lab Imports</text:p>
          <draw:enhanced-geometry svg:viewBox="0 0 21600 21600" draw:type="rectangle" draw:enhanced-path="M 0 0 L 21600 0 21600 21600 0 21600 0 0 Z N"/>
        </draw:custom-shape>
        <draw:custom-shape draw:style-name="gr1" draw:text-style-name="P1" xml:id="id7" draw:id="id7" draw:layer="layout" svg:width="4.5cm" svg:height="2.5cm" svg:x="9.4cm" svg:y="16.9cm">
          <text:p text:style-name="P1">Caisi UI</text:p>
          <draw:enhanced-geometry svg:viewBox="0 0 21600 21600" draw:type="rectangle" draw:enhanced-path="M 0 0 L 21600 0 21600 21600 0 21600 0 0 Z N"/>
        </draw:custom-shape>
        <draw:connector draw:style-name="gr4" draw:text-style-name="P1" draw:layer="layout" draw:type="line" svg:x1="5.2cm" svg:y1="19.5cm" svg:x2="20.35cm" svg:y2="25.9cm" draw:start-shape="id5" draw:start-glue-point="2" draw:end-shape="id6" draw:end-glue-point="0" svg:d="m5200 19500 15150 6400">
          <text:p/>
        </draw:connector>
        <draw:connector draw:style-name="gr4" draw:text-style-name="P1" draw:layer="layout" draw:type="line" svg:x1="11.65cm" svg:y1="19.4cm" svg:x2="20.35cm" svg:y2="25.9cm" draw:start-shape="id7" draw:start-glue-point="2" draw:end-shape="id6" draw:end-glue-point="0" svg:d="m11650 19400 8700 6500">
          <text:p/>
        </draw:connector>
        <draw:connector draw:style-name="gr4" draw:text-style-name="P1" draw:layer="layout" draw:type="line" svg:x1="19.75cm" svg:y1="20.3cm" svg:x2="20.35cm" svg:y2="25.9cm" draw:start-shape="id8" draw:start-glue-point="2" draw:end-shape="id6" draw:end-glue-point="0" svg:d="m19750 20300 600 5600">
          <text:p/>
        </draw:connector>
        <draw:connector draw:style-name="gr4" draw:text-style-name="P1" draw:layer="layout" draw:type="line" svg:x1="28.3cm" svg:y1="19.7cm" svg:x2="20.35cm" svg:y2="25.9cm" draw:start-shape="id9" draw:start-glue-point="2" draw:end-shape="id6" draw:end-glue-point="0" svg:d="m28300 19700-7950 6200">
          <text:p/>
        </draw:connector>
        <draw:connector draw:style-name="gr4" draw:text-style-name="P1" draw:layer="layout" draw:type="line" svg:x1="35.6cm" svg:y1="19.5cm" svg:x2="20.35cm" svg:y2="25.9cm" draw:start-shape="id10" draw:start-glue-point="2" draw:end-shape="id6" draw:end-glue-point="0" svg:d="m35600 19500-15250 6400">
          <text:p/>
        </draw:connector>
        <draw:frame draw:style-name="gr5" draw:layer="layout" svg:width="36cm" svg:height="11.65cm" svg:x="1.9cm" svg:y="1.8cm">
          <draw:text-box>
            <text:p>This is a split design concept for oscar.</text:p>
            <text:p/>
            <text:p>In this diagram the blue boxes represent separate webapps. They can also be thought of as physical servers. For small systems all these could run on 1 physical server and the webapps could all be in 1 tomcat.</text:p>
            <text:p/>
            <text:p>The purpose of this split design is to separate the code so the system scales better and failure in one of the components will be more isolated. It also allows people to deploy only the components they want to use.</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0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1T14:16:06</meta:creation-date>
    <dc:date>2012-02-01T14:29:33</dc:date>
    <meta:editing-duration>PT13M28S</meta:editing-duration>
    <meta:editing-cycles>2</meta:editing-cycles>
    <meta:generator>LibreOffice/3.4$Unix LibreOffice_project/340m1$Build-402</meta:generator>
    <meta:document-statistic meta:object-count="20"/>
  </office:meta>
</office:document-meta>
</file>